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6">
      <style:text-properties officeooo:rsid="000efd6e" officeooo:paragraph-rsid="000efd6e"/>
    </style:style>
    <style:style style:name="T1" style:family="text">
      <style:text-properties officeooo:rsid="000efd6e"/>
    </style:style>
    <style:style style:name="T2" style:family="text">
      <style:text-properties officeooo:rsid="000f063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6">
        <text:list-item>
          <text:p text:style-name="P1">Barthl Anliegen AG Protokoll GSV_2 <text:span text:style-name="T2">(siehe Email 19.11.2023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19:16:04.244000000</meta:creation-date>
    <dc:date>2023-11-19T19:16:51.649000000</dc:date>
    <meta:editing-duration>PT47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" meta:word-count="9" meta:character-count="60" meta:non-whitespace-character-count="53"/>
  </office:meta>
</office:document-meta>
</file>